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05a" officeooo:paragraph-rsid="0013805a"/>
    </style:style>
    <style:style style:name="P2" style:family="paragraph" style:parent-style-name="Standard">
      <style:text-properties officeooo:paragraph-rsid="0013805a"/>
    </style:style>
    <style:style style:name="P3" style:family="paragraph" style:parent-style-name="Standard">
      <style:text-properties fo:font-size="14pt" fo:font-style="italic" officeooo:rsid="0013805a" officeooo:paragraph-rsid="0013805a" style:font-style-asian="italic" style:font-style-complex="italic"/>
    </style:style>
    <style:style style:name="P4" style:family="paragraph" style:parent-style-name="Standard">
      <style:text-properties fo:font-size="14pt" fo:font-style="italic" officeooo:rsid="0014a5d6" officeooo:paragraph-rsid="0014a5d6" style:font-style-asian="italic" style:font-style-complex="italic"/>
    </style:style>
    <style:style style:name="P5" style:family="paragraph" style:parent-style-name="Standard">
      <style:text-properties fo:font-size="14pt" fo:font-style="normal" officeooo:rsid="001b4739" officeooo:paragraph-rsid="001b4739" style:font-style-asian="normal" style:font-style-complex="normal"/>
    </style:style>
    <style:style style:name="P6" style:family="paragraph" style:parent-style-name="Standard">
      <style:text-properties fo:font-size="14pt" fo:font-style="normal" officeooo:rsid="001c9768" officeooo:paragraph-rsid="001c9768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8pt" officeooo:rsid="0013805a" officeooo:paragraph-rsid="0013805a"/>
    </style:style>
    <style:style style:name="P8" style:family="paragraph" style:parent-style-name="Standard">
      <style:text-properties fo:font-size="18pt" fo:font-style="italic" officeooo:rsid="0013805a" officeooo:paragraph-rsid="0013805a" style:font-style-asian="italic" style:font-style-complex="italic"/>
    </style:style>
    <style:style style:name="P9" style:family="paragraph" style:parent-style-name="Standard">
      <style:text-properties fo:font-size="18pt" fo:font-style="italic" officeooo:rsid="00174e77" officeooo:paragraph-rsid="00174e77" style:font-style-asian="italic" style:font-style-complex="italic"/>
    </style:style>
    <style:style style:name="P10" style:family="paragraph" style:parent-style-name="Standard">
      <style:text-properties officeooo:paragraph-rsid="0014a5d6"/>
    </style:style>
    <style:style style:name="T1" style:family="text">
      <style:text-properties officeooo:rsid="0013805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4pt" style:text-underline-style="solid" style:text-underline-width="auto" style:text-underline-color="font-color"/>
    </style:style>
    <style:style style:name="T4" style:family="text">
      <style:text-properties fo:font-size="14pt" fo:font-style="normal" officeooo:rsid="0014a5d6" style:font-style-asian="normal" style:font-style-complex="normal"/>
    </style:style>
    <style:style style:name="T5" style:family="text">
      <style:text-properties fo:font-size="14pt" fo:font-style="normal" officeooo:rsid="0015a714" style:font-style-asian="normal" style:font-style-complex="normal"/>
    </style:style>
    <style:style style:name="T6" style:family="text">
      <style:text-properties officeooo:rsid="0015a7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b 1 Delivery</text:p>
      <text:p text:style-name="P1"><text:span text:style-name="T3">Team 11:</text:span><text:line-break/><text:tab/>Evram Youssef<text:tab/>sec 1<text:tab/>bn 8<text:line-break/><text:tab/>Ali Khalid<text:tab/><text:tab/>sec 1<text:tab/>bn 34</text:p>
      <text:p text:style-name="P2"><text:span text:style-name="T1"><text:tab/>Mohamed Ramzy<text:tab/>sec 2<text:tab/>bn 13</text:span></text:p>
      <text:p text:style-name="P2"/>
      <text:p text:style-name="P8">Comparing between the three techniques:</text:p>
      <text:p text:style-name="P3"/>
      <text:p text:style-name="P3"><text:span text:style-name="T2">+ Fixed the size of the File to be 20 (10 buckets each holding 2 records).<text:line-break/> + For Chaining Technique, since we are splitting the File into Originals and Overflow, total size is 20 ((5 buckets <text:s/>each holding 2 records) *2).<text:line-break/> + Added 20 elements in the three different techniques, with five extra elements.</text:span></text:p>
      <text:p text:style-name="P4"><text:span text:style-name="T2">+ Of course not all elements are added in the case of Chaining.</text:span></text:p>
      <text:p text:style-name="P4"><text:span text:style-name="T2"/></text:p>
      <text:p text:style-name="P4"><text:span text:style-name="T2">Results:<text:line-break/><text:tab/># of search in Open Addressing: <text:tab/>220</text:span></text:p>
      <text:p text:style-name="P10"><text:span text:style-name="T4"><text:tab/># of search in Double Hashing: <text:tab/>258</text:span></text:p>
      <text:p text:style-name="P10"><text:span text:style-name="T4"><text:tab/># of search in Chaining: <text:tab/><text:tab/><text:tab/></text:span><text:span text:style-name="T5">190</text:span></text:p>
      <text:p text:style-name="P10"><text:span text:style-name="T5"/></text:p>
      <text:p text:style-name="P9"><text:span text:style-name="T6">W</text:span>hat is a good hash function?</text:p>
      <text:p text:style-name="P5">hash_index = (key%size) + flag * ((prime – (key%prime))%size)</text:p>
      <text:p text:style-name="P5"><text:tab/>size → Table size<text:line-break/><text:tab/>flag → 0/1 for multiple hashing<text:line-break/><text:tab/>prime → a prime number smaller than table size.</text:p>
      <text:p text:style-name="P5"/>
      <text:p text:style-name="P6">A good hash function:<text:line-break/><text:tab/>+ It must never evaluate to zero<text:line-break/><text:tab/>+ Must make sure that all cells can be probed.</text:p>
      <text:p text:style-name="P10"><text:span text:style-name="T5"/></text:p>
      <text:p text:style-name="P10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7:51:51.881896171</meta:creation-date>
    <dc:date>2020-11-15T18:04:02.613787302</dc:date>
    <meta:editing-duration>PT12M9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170" meta:character-count="911" meta:non-whitespace-character-count="733"/>
  </office:meta>
</office:document-meta>
</file>